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cd43169-7fff-1724-ff77-24ca18694749"/>Capstone Project 1 Proposal</text:p>
      <text:p text:style-name="P1">Craig Paulette</text:p>
      <text:p text:style-name="P1">c74@protonmail.com</text:p>
      <text:p text:style-name="Text_20_body"/>
      <text:p text:style-name="P9">Predicting and Combating Poverty in NYC</text:p>
      <text:p text:style-name="Text_20_body"/>
      <text:p text:style-name="P8">The Problem: How can we predict and combat poverty in New York City?</text:p>
      <text:list xml:id="list3581862836" text:style-name="L1">
        <text:list-item>
          <text:p text:style-name="P7"><text:span text:style-name="T1">Given forecasts and leading indicators (economic and population change), how much would governmental players have to allocate for future budgets to </text:span><text:span text:style-name="T2">maintain parity </text:span><text:span text:style-name="T1">with today’s level of services?</text:span></text:p>
        </text:list-item>
        <text:list-item>
          <text:p text:style-name="P7"><text:span text:style-name="T1">Given the city’s stated goals in poverty reduction, considering the factors analyzed, how much would governmental players have to allocate to </text:span><text:span text:style-name="T2">meet the stated goals</text:span><text:span text:style-name="T1">? To </text:span><text:span text:style-name="T2">exceed</text:span><text:span text:style-name="T1"> stated goals?</text:span></text:p>
        </text:list-item>
        <text:list-item>
          <text:p text:style-name="P2">How (and how much) can the city/state/federal government maximize their dollars in combating and alleviating poverty?</text:p>
        </text:list-item>
        <text:list-item>
          <text:p text:style-name="P2">Which factors play the largest roles in poverty?</text:p>
          <text:list>
            <text:list-item>
              <text:p text:style-name="P2">Costs: housing, food, health care, child care, basic necessities, travel time &amp; cost</text:p>
            </text:list-item>
            <text:list-item>
              <text:p text:style-name="P2">Revenues: wages, cash assistance, non-cash assistance</text:p>
              <text:list>
                <text:list-item>
                  <text:p text:style-name="P2">How much does the minimum wage impact poverty? (Minimum wage changed during certain years of the dataset)</text:p>
                  <text:list>
                    <text:list-item>
                      <text:p text:style-name="P2">Other non-poverty effects of minimum wage are outside of scope</text:p>
                    </text:list-item>
                  </text:list>
                </text:list-item>
                <text:list-item>
                  <text:p text:style-name="P2">In particular, how do hourly wages versus hours worked impact the picture?</text:p>
                  <text:list>
                    <text:list-item>
                      <text:p text:style-name="P2">Is “simply working more hours” a viable alternative? How likely is one to get a higher-paying job, or a job with better benefits (especially health care)?</text:p>
                    </text:list-item>
                  </text:list>
                </text:list-item>
              </text:list>
            </text:list-item>
            <text:list-item>
              <text:p text:style-name="P2">Demographics: education level, English proficiency, household size/composition</text:p>
              <text:list>
                <text:list-item>
                  <text:p text:style-name="P2">In particular, if education level or English proficiency are lacking, how much would a “step up” to the next level impact poverty?</text:p>
                </text:list-item>
              </text:list>
            </text:list-item>
          </text:list>
        </text:list-item>
        <text:list-item>
          <text:p text:style-name="P2">How much do larger economic trends impact the overall picture?</text:p>
        </text:list-item>
        <text:list-item>
          <text:p text:style-name="P2">How and how much can a person/”poverty unit”/household achieve long-term independence from poverty and near-poverty?</text:p>
          <text:list>
            <text:list-item>
              <text:p text:style-name="P2">How can governmental policies support them?</text:p>
            </text:list-item>
          </text:list>
        </text:list-item>
        <text:list-item>
          <text:p text:style-name="P2">How much does poverty vary between the various boroughs of New York City, and why?  What can we learn from the differences?</text:p>
        </text:list-item>
        <text:list-item>
          <text:p text:style-name="P2">How can we “productize” this research to take advantage of future volumes of these annual datasets?</text:p>
        </text:list-item>
        <text:list-item>
          <text:p text:style-name="P2">Additional questions that the available data may not address sufficiently but may be worth considering:</text:p>
          <text:list>
            <text:list-item>
              <text:p text:style-name="P2"><text:soft-page-break/>What needs exist that NGOs may attempt to address, that are not currently being addressed or that may grow in the future?</text:p>
            </text:list-item>
            <text:list-item>
              <text:p text:style-name="P2">How should dollars be invested in alleviating the impacts of poverty, versus addressing the root causes?  Does the data support the validity of even asking this question in this way?</text:p>
            </text:list-item>
            <text:list-item>
              <text:p text:style-name="P2">How much does a dollar invested in business-growth incentives compare to, say, a dollar invested in a jobs-training program in addressing poverty?</text:p>
            </text:list-item>
            <text:list-item>
              <text:p text:style-name="P2">A common American perspective (in contrast to some other cultures) depicts the poor as lazy. What can we draw from the data to enrich or illuminate this perspective?</text:p>
            </text:list-item>
          </text:list>
        </text:list-item>
      </text:list>
      <text:p text:style-name="Text_20_body"/>
      <text:p text:style-name="P8">The “Client”:</text:p>
      <text:list xml:id="list171612149" text:style-name="L2">
        <text:list-item>
          <text:p text:style-name="P3">New York City government</text:p>
          <text:list>
            <text:list-item>
              <text:p text:style-name="P3">This will be the primary “client” focus of the research. </text:p>
            </text:list-item>
            <text:list-item>
              <text:p text:style-name="P3">Much of the research will focus on the impact of city-level policies and initiatives, or realistic policy changes that the city could advocate at the federal or state levels.  </text:p>
            </text:list-item>
          </text:list>
        </text:list-item>
        <text:list-item>
          <text:p text:style-name="P3">Federal and state governments</text:p>
          <text:list>
            <text:list-item>
              <text:p text:style-name="P3">It would seem that many of the factors that impact poverty come from outside of city government, especially at the federal level.  The data will provide only a partial picture of overall poverty issues for these governments.</text:p>
            </text:list-item>
          </text:list>
        </text:list-item>
        <text:list-item>
          <text:p text:style-name="P3">NGOs in the city that address poverty and poverty-related issues</text:p>
          <text:list>
            <text:list-item>
              <text:p text:style-name="P3">The research will not focus on particular actions of NGOs but will provide perspective</text:p>
            </text:list-item>
          </text:list>
        </text:list-item>
      </text:list>
      <text:p text:style-name="Text_20_body"/>
      <text:p text:style-name="P8">Data:</text:p>
      <text:list xml:id="list348690294" text:style-name="L3">
        <text:list-item>
          <text:p text:style-name="P4">NYCgov Poverty Measure Data: https://data.cityofnewyork.us/browse?q=poverty</text:p>
          <text:list>
            <text:list-item>
              <text:p text:style-name="P4">2005-2016 data sets; each contains ~60,000+ rows and 75 columns</text:p>
            </text:list-item>
            <text:list-item>
              <text:p text:style-name="P4">Many of the columns are outputs rather than inputs to the model, but roughly 10-20 columns are demographic information</text:p>
            </text:list-item>
          </text:list>
        </text:list-item>
        <text:list-item>
          <text:p text:style-name="P4">The primary data set can be supplemented as needed with other data:</text:p>
          <text:list>
            <text:list-item>
              <text:p text:style-name="P4">Federal macroeconomic data</text:p>
            </text:list-item>
            <text:list-item>
              <text:p text:style-name="P10"><text:span text:style-name="T3">US Federal Reserve Survey of Consumer Finances: </text:span><text:a xlink:type="simple" xlink:href="https://www.federalreserve.gov/econres/scfindex.htm" text:style-name="Internet_20_link" text:visited-style-name="Visited_20_Internet_20_Link"><text:span text:style-name="T4">https://www.federalreserve.gov/econres/scfindex.htm</text:span></text:a><text:span text:style-name="T3"> </text:span></text:p>
            </text:list-item>
          </text:list>
        </text:list-item>
      </text:list>
      <text:p text:style-name="Text_20_body"/>
      <text:p text:style-name="P8">Approach</text:p>
      <text:list xml:id="list3382710856" text:style-name="L4">
        <text:list-item>
          <text:p text:style-name="P5">Regression analyses</text:p>
        </text:list-item>
        <text:list-item>
          <text:p text:style-name="P5">Time-series</text:p>
        </text:list-item>
        <text:list-item>
          <text:p text:style-name="P5">Machine learning</text:p>
        </text:list-item>
        <text:list-item>
          <text:p text:style-name="P5">The dataset and available questions are rich, and I expect to utilize a variety of methods that frankly I’m not even familiar with yet.</text:p>
        </text:list-item>
      </text:list>
      <text:p text:style-name="Text_20_body"><text:soft-page-break/></text:p>
      <text:p text:style-name="P8">Deliverables</text:p>
      <text:list xml:id="list1605948213" text:style-name="L5">
        <text:list-item>
          <text:p text:style-name="P6">Summary presentation</text:p>
        </text:list-item>
        <text:list-item>
          <text:p text:style-name="P6">Code repository on Github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13:17.112641062</meta:creation-date>
    <dc:date>2018-09-27T13:15:03.543127461</dc:date>
    <meta:editing-duration>PT1M47S</meta:editing-duration>
    <meta:editing-cycles>1</meta:editing-cycles>
    <meta:document-statistic meta:table-count="0" meta:image-count="0" meta:object-count="0" meta:page-count="3" meta:paragraph-count="50" meta:word-count="652" meta:character-count="4028" meta:non-whitespace-character-count="3460"/>
    <meta:generator>LibreOffice/6.0.6.2$Linux_X86_64 LibreOffice_project/00$Build-2</meta:generator>
  </office:meta>
</office:document-meta>
</file>